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29cm" fo:min-width="2.04cm"/>
      <style:paragraph-properties style:writing-mode="lr-tb"/>
    </style:style>
    <style:style style:name="gr2" style:family="graphic" style:parent-style-name="standard">
      <style:graphic-properties svg:stroke-color="#ffffff" draw:textarea-horizontal-align="justify" draw:textarea-vertical-align="middle" draw:auto-grow-height="false" fo:min-height="1.008cm" fo:min-width="1.29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svg:stroke-color="#99ccff" draw:marker-start="Arrow" draw:marker-start-width="0.3cm" draw:marker-end="Arrow" draw:marker-end-width="0.3cm" draw:fill-color="#99ccff" draw:textarea-horizontal-align="center" draw:textarea-vertical-align="middl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20pt" style:font-size-asian="20pt" style:font-size-complex="20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99ccff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2.54cm" svg:x="2.24cm" svg:y="3.54cm">
          <text:p text:style-name="P1"><text:span text:style-name="T1">App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2.54cm" svg:x="16.17cm" svg:y="3.54cm">
          <text:p text:style-name="P1"><text:span text:style-name="T1">App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1.778cm" svg:x="8.05cm" svg:y="3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54cm" svg:height="1.778cm" svg:x="8.951cm" svg:y="4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54cm" svg:height="1.778cm" svg:x="9.452cm" svg:y="3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54cm" svg:height="1.778cm" svg:x="10.353cm" svg:y="4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626cm" svg:height="0.962cm" svg:x="1.732cm" svg:y="6.434cm">
          <draw:text-box>
            <text:p>Template T</text:p>
          </draw:text-box>
        </draw:frame>
        <draw:frame draw:style-name="gr3" draw:text-style-name="P3" draw:layer="layout" svg:width="3.626cm" svg:height="0.962cm" svg:x="15.633cm" svg:y="6.434cm">
          <draw:text-box>
            <text:p>Template T</text:p>
          </draw:text-box>
        </draw:frame>
        <draw:line draw:style-name="gr4" draw:text-style-name="P4" draw:layer="layout" svg:x1="4.81cm" svg:y1="4.81cm" svg:x2="8.112cm" svg:y2="4.81cm">
          <text:p text:style-name="P1"/>
          <text:p text:style-name="P1"><text:span text:style-name="T2"/></text:p>
          <text:p text:style-name="P1"><text:span text:style-name="T2">Source Code</text:span></text:p>
          <text:p text:style-name="P1"><text:span text:style-name="T2">Of Element</text:span></text:p>
        </draw:line>
        <draw:line draw:style-name="gr4" draw:text-style-name="P4" draw:layer="layout" svg:x1="12.81cm" svg:y1="4.799cm" svg:x2="16.112cm" svg:y2="4.799cm">
          <text:p text:style-name="P1"/>
          <text:p text:style-name="P1"><text:span text:style-name="T2"/></text:p>
          <text:p text:style-name="P1"><text:span text:style-name="T2">Source Code</text:span></text:p>
          <text:p text:style-name="P1"><text:span text:style-name="T2">Of Element</text:span></text:p>
        </draw:line>
        <draw:frame draw:style-name="gr3" draw:text-style-name="P3" draw:layer="layout" svg:width="4.862cm" svg:height="0.962cm" svg:x="8.133cm" svg:y="7.734cm">
          <draw:text-box>
            <text:p>macrolanguage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09-04-16T11:32:18.87</meta:creation-date>
    <meta:editing-duration>PT48M42S</meta:editing-duration>
    <meta:editing-cycles>8</meta:editing-cycles>
    <meta:generator>LibreOffice/6.4.2.2$Windows_X86_64 LibreOffice_project/4e471d8c02c9c90f512f7f9ead8875b57fcb1ec3</meta:generator>
    <dc:date>2020-06-24T17:17:24.980000000</dc:date>
    <meta:document-statistic meta:object-count="11"/>
  </office:meta>
</office:document-meta>
</file>